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0.3542in"/>
    </style:style>
    <style:style style:name="Table1.B" style:family="table-column">
      <style:table-column-properties style:column-width="5.8743in"/>
    </style:style>
    <style:style style:name="Table1.C" style:family="table-column">
      <style:table-column-properties style:column-width="0.5215in"/>
    </style:style>
    <style:style style:name="Table1.1" style:family="table-row">
      <style:table-row-properties fo:keep-together="auto"/>
    </style:style>
    <style:style style:name="Table1.A1" style:family="table-cell">
      <style:table-cell-properties style:vertical-align="" fo:background-color="#999999"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C9" style:family="table-cell">
      <style:table-cell-properties style:vertical-align="" fo:padding="0.0694in" fo:border="1pt solid #000000"/>
    </style:style>
    <style:style style:name="Table1.A10" style:family="table-cell">
      <style:table-cell-properties style:vertical-align="" fo:padding="0.0694in" fo:border="1pt solid #000000"/>
    </style:style>
    <style:style style:name="Table1.B10" style:family="table-cell">
      <style:table-cell-properties style:vertical-align="" fo:padding="0.0694in" fo:border="1pt solid #000000"/>
    </style:style>
    <style:style style:name="Table1.C10" style:family="table-cell">
      <style:table-cell-properties style:vertical-align="" fo:padding="0.0694in" fo:border="1pt solid #000000"/>
    </style:style>
    <style:style style:name="Table1.A11"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C11" style:family="table-cell">
      <style:table-cell-properties style:vertical-align="" fo:padding="0.0694in" fo:border="1pt solid #000000"/>
    </style:style>
    <style:style style:name="Table1.A12" style:family="table-cell">
      <style:table-cell-properties style:vertical-align="" fo:padding="0.0694in" fo:border="1pt solid #000000"/>
    </style:style>
    <style:style style:name="Table1.B12" style:family="table-cell">
      <style:table-cell-properties style:vertical-align="" fo:padding="0.0694in" fo:border="1pt solid #000000"/>
    </style:style>
    <style:style style:name="Table1.C12" style:family="table-cell">
      <style:table-cell-properties style:vertical-align="" fo:padding="0.0694in" fo:border="1pt solid #000000"/>
    </style:style>
    <style:style style:name="Table1.A13" style:family="table-cell">
      <style:table-cell-properties style:vertical-align="" fo:padding="0.0694in" fo:border="1pt solid #000000"/>
    </style:style>
    <style:style style:name="Table1.B13" style:family="table-cell">
      <style:table-cell-properties style:vertical-align="" fo:padding="0.0694in" fo:border="1pt solid #000000"/>
    </style:style>
    <style:style style:name="Table1.C13" style:family="table-cell">
      <style:table-cell-properties style:vertical-align="" fo:padding="0.0694in" fo:border="1pt solid #000000"/>
    </style:style>
    <style:style style:name="Table1.A14" style:family="table-cell">
      <style:table-cell-properties style:vertical-align="" fo:padding="0.0694in" fo:border="1pt solid #000000"/>
    </style:style>
    <style:style style:name="Table1.B14" style:family="table-cell">
      <style:table-cell-properties style:vertical-align="" fo:padding="0.0694in" fo:border="1pt solid #000000"/>
    </style:style>
    <style:style style:name="Table1.C14" style:family="table-cell">
      <style:table-cell-properties style:vertical-align="" fo:padding="0.0694in" fo:border="1pt solid #000000"/>
    </style:style>
    <style:style style:name="Table1.A15" style:family="table-cell">
      <style:table-cell-properties style:vertical-align="" fo:padding="0.0694in" fo:border="1pt solid #000000"/>
    </style:style>
    <style:style style:name="Table1.B15" style:family="table-cell">
      <style:table-cell-properties style:vertical-align="" fo:padding="0.0694in" fo:border="1pt solid #000000"/>
    </style:style>
    <style:style style:name="Table1.C15" style:family="table-cell">
      <style:table-cell-properties style:vertical-align="" fo:padding="0.0694in" fo:border="1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style>
    <style:style style:name="P3" style:family="paragraph" style:parent-style-name="Standard">
      <style:paragraph-properties fo:padding="0in" fo:border="none"/>
      <style:text-properties fo:font-weight="bold" style:font-weight-asian="bold"/>
    </style:style>
    <style:style style:name="P4" style:family="paragraph" style:parent-style-name="Standard">
      <style:paragraph-properties fo:text-align="end" style:justify-single-word="false" fo:padding="0in" fo:border="none"/>
    </style:style>
    <style:style style:name="P5" style:family="paragraph" style:parent-style-name="Standard">
      <style:paragraph-properties fo:margin-left="0.25in" fo:margin-right="0in" fo:text-indent="0in" style:auto-text-indent="false" fo:padding="0in" fo:border="none"/>
    </style:style>
    <style:style style:name="P6" style:family="paragraph" style:parent-style-name="Standard">
      <style:paragraph-properties fo:margin-left="0.25in" fo:margin-right="0in" fo:text-indent="0in" style:auto-text-indent="false" fo:padding="0in" fo:border="none"/>
    </style:style>
    <style:style style:name="P7" style:family="paragraph" style:parent-style-name="Standard">
      <style:paragraph-properties fo:margin-left="0.5in" fo:margin-right="0in" fo:text-indent="0in" style:auto-text-indent="false" fo:padding="0in" fo:border="none"/>
    </style:style>
    <style:style style:name="P8" style:family="paragraph" style:parent-style-name="Standard" style:list-style-name="WWNum11">
      <style:paragraph-properties fo:margin-left="0.5in" fo:margin-right="0in" fo:text-indent="-0.25in" style:auto-text-indent="false" fo:padding="0in" fo:border="none"/>
    </style:style>
    <style:style style:name="P9" style:family="paragraph" style:parent-style-name="Standard" style:list-style-name="WWNum13">
      <style:paragraph-properties fo:margin-left="0.5in" fo:margin-right="0in" fo:text-indent="-0.25in" style:auto-text-indent="false" fo:padding="0in" fo:border="none"/>
    </style:style>
    <style:style style:name="P10" style:family="paragraph" style:parent-style-name="Standard" style:list-style-name="WWNum12">
      <style:paragraph-properties fo:margin-left="0.5in" fo:margin-right="0in" fo:text-indent="-0.25in" style:auto-text-indent="false" fo:padding="0in" fo:border="none"/>
    </style:style>
    <style:style style:name="P11" style:family="paragraph" style:parent-style-name="Standard" style:list-style-name="WWNum4">
      <style:paragraph-properties fo:margin-left="0.5in" fo:margin-right="0in" fo:text-indent="-0.25in" style:auto-text-indent="false" fo:padding="0in" fo:border="none"/>
    </style:style>
    <style:style style:name="P12" style:family="paragraph" style:parent-style-name="Standard" style:list-style-name="WWNum3">
      <style:paragraph-properties fo:margin-left="0.5in" fo:margin-right="0in" fo:text-indent="-0.25in" style:auto-text-indent="false" fo:padding="0in" fo:border="none"/>
    </style:style>
    <style:style style:name="P13" style:family="paragraph" style:parent-style-name="Standard" style:list-style-name="WWNum1">
      <style:paragraph-properties fo:margin-left="0.5in" fo:margin-right="0in" fo:text-indent="-0.25in" style:auto-text-indent="false" fo:padding="0in" fo:border="none"/>
    </style:style>
    <style:style style:name="P14" style:family="paragraph" style:parent-style-name="Standard" style:list-style-name="WWNum5">
      <style:paragraph-properties fo:margin-left="0.5in" fo:margin-right="0in" fo:text-indent="-0.25in" style:auto-text-indent="false" fo:padding="0in" fo:border="none"/>
    </style:style>
    <style:style style:name="P15" style:family="paragraph" style:parent-style-name="Standard" style:list-style-name="WWNum10">
      <style:paragraph-properties fo:margin-left="0.5in" fo:margin-right="0in" fo:text-indent="-0.25in" style:auto-text-indent="false" fo:padding="0in" fo:border="none"/>
    </style:style>
    <style:style style:name="P16" style:family="paragraph" style:parent-style-name="Standard" style:list-style-name="WWNum6">
      <style:paragraph-properties fo:margin-left="0.5in" fo:margin-right="0in" fo:text-indent="-0.25in" style:auto-text-indent="false" fo:padding="0in" fo:border="none"/>
    </style:style>
    <style:style style:name="P17" style:family="paragraph" style:parent-style-name="Standard" style:list-style-name="WWNum9">
      <style:paragraph-properties fo:margin-left="0.5in" fo:margin-right="0in" fo:text-indent="-0.25in" style:auto-text-indent="false" fo:padding="0in" fo:border="none"/>
    </style:style>
    <style:style style:name="P18" style:family="paragraph" style:parent-style-name="Standard" style:list-style-name="WWNum7">
      <style:paragraph-properties fo:margin-left="0.5in" fo:margin-right="0in" fo:text-indent="-0.25in" style:auto-text-indent="false" fo:padding="0in" fo:border="none"/>
    </style:style>
    <style:style style:name="P19" style:family="paragraph" style:parent-style-name="Standard" style:list-style-name="WWNum8">
      <style:paragraph-properties fo:margin-left="0.5in" fo:margin-right="0in" fo:text-indent="-0.25in" style:auto-text-indent="false" fo:padding="0in" fo:border="none"/>
    </style:style>
    <style:style style:name="P20" style:family="paragraph" style:parent-style-name="Standard">
      <style:paragraph-properties fo:margin-left="0in" fo:margin-right="0in" fo:text-indent="0in" style:auto-text-indent="false" fo:padding="0in" fo:border="none"/>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list-style-name="WWNum2">
      <style:paragraph-properties fo:margin-left="1in" fo:margin-right="0in" fo:text-indent="-0.25in" style:auto-text-indent="false" fo:padding="0in" fo:border="none"/>
    </style:style>
    <style:style style:name="P23" style:family="paragraph" style:parent-style-name="Standard">
      <style:paragraph-properties fo:break-before="page" fo:padding="0in" fo:border="none"/>
    </style:style>
    <style:style style:name="P24" style:family="paragraph" style:parent-style-name="Heading_20_1">
      <style:paragraph-properties fo:padding="0in" fo:border="none"/>
    </style:style>
    <style:style style:name="P25" style:family="paragraph" style:parent-style-name="Heading_20_1">
      <style:paragraph-properties fo:margin-top="0.25in" fo:margin-bottom="0.0555in" loext:contextual-spacing="false" fo:line-height="100%" fo:padding="0in" fo:border="none"/>
    </style:style>
    <style:style style:name="P26" style:family="paragraph" style:parent-style-name="Heading_20_2">
      <style:paragraph-properties fo:margin-top="0.25in" fo:margin-bottom="0.0555in" loext:contextual-spacing="false" fo:line-height="100%" fo:padding="0in" fo:border="none"/>
    </style:style>
    <style:style style:name="P27" style:family="paragraph" style:parent-style-name="Heading_20_2">
      <style:paragraph-properties fo:padding="0in" fo:border="none"/>
    </style:style>
    <style:style style:name="P28" style:family="paragraph" style:parent-style-name="Heading_20_2">
      <style:paragraph-properties fo:margin-top="0.1945in" fo:margin-bottom="0.0555in" loext:contextual-spacing="false" fo:line-height="100%" fo:padding="0in" fo:border="none"/>
    </style:style>
    <style:style style:name="P29" style:family="paragraph" style:parent-style-name="Title" style:master-page-name="Standard">
      <style:paragraph-properties style:page-number="1" fo:padding="0in" fo:border="none"/>
    </style:style>
    <style:style style:name="T1" style:family="text">
      <style:text-properties fo:color="#1155cc" style:text-underline-style="solid" style:text-underline-width="auto" style:text-underline-color="font-color"/>
    </style:style>
    <style:style style:name="T2" style:family="text">
      <style:text-properties fo:color="#1155cc" fo:font-size="10pt" style:text-underline-style="solid" style:text-underline-width="auto" style:text-underline-color="font-color" style:font-size-asian="10pt" style:font-size-complex="10pt" fo:background-color="#ffffff"/>
    </style:style>
    <style:style style:name="T3" style:family="text">
      <style:text-properties style:font-name="Arial" fo:font-size="14pt" style:font-name-asian="Arial1" style:font-size-asian="14pt" style:font-name-complex="Arial1" style:font-size-complex="14pt"/>
    </style:style>
    <style:style style:name="T4" style:family="text">
      <style:text-properties style:font-name="Arial" fo:font-size="11pt" fo:font-weight="normal" style:font-name-asian="Arial1" style:font-size-asian="11pt" style:font-weight-asian="normal" style:font-name-complex="Arial1" style:font-size-complex="11pt"/>
    </style:style>
    <style:style style:name="T5" style:family="text">
      <style:text-properties style:text-line-through-style="solid" style:text-line-through-type="single"/>
    </style:style>
    <style:style style:name="T6" style:family="text">
      <style:text-properties style:text-line-through-style="solid" style:text-line-through-type="single" style:font-name="Arial" fo:font-size="11pt" fo:font-weight="normal" style:font-name-asian="Arial1" style:font-size-asian="11pt" style:font-weight-asian="normal" style:font-name-complex="Arial1" style:font-size-complex="11pt"/>
    </style:style>
    <style:style style:name="T7" style:family="text">
      <style:text-properties style:text-underline-style="none"/>
    </style:style>
    <style:style style:name="T8" style:family="text">
      <style:text-properties fo:color="#93c47d" fo:font-weight="bold" style:font-weight-asian="bold"/>
    </style:style>
    <style:style style:name="T9" style:family="text">
      <style:text-properties fo:font-weight="bold" style:font-weight-asian="bold"/>
    </style:style>
    <style:style style:name="T10" style:family="text">
      <style:text-properties fo:color="#f9cb9c" fo:font-weight="bold" style:font-weight-asian="bold"/>
    </style:style>
    <style:style style:name="T11" style:family="text">
      <style:text-properties fo:font-style="italic" style:font-style-asian="italic"/>
    </style:style>
    <style:style style:name="T12" style:family="text">
      <style:text-properties fo:color="#222222" fo:font-size="10pt" style:font-size-asian="10pt" style:font-size-complex="10pt" fo:background-color="#ffffff"/>
    </style:style>
    <style:style style:name="T13" style:family="text">
      <style:text-properties fo:color="#ff9900" fo:font-style="italic" style:font-style-asian="italic"/>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n3yfl5os2uzs"/>F-P Reboot</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yh00ijh6ymx7" text:style-name="Index_20_Link" text:visited-style-name="Index_20_Link"><text:span text:style-name="T1">Administration</text:span></text:a></text:p>
          <text:p text:style-name="P7"><text:a xlink:type="simple" xlink:href="#_9f7k4088rbaz" text:style-name="Index_20_Link" text:visited-style-name="Index_20_Link"><text:span text:style-name="T1">Target conferences</text:span></text:a></text:p>
          <text:p text:style-name="P5"><text:a xlink:type="simple" xlink:href="#_t54dmucflsqa" text:style-name="Index_20_Link" text:visited-style-name="Index_20_Link"><text:span text:style-name="T1">TODOs</text:span></text:a></text:p>
          <text:p text:style-name="P5"><text:a xlink:type="simple" xlink:href="#_9lm9phyzhxbb" text:style-name="Index_20_Link" text:visited-style-name="Index_20_Link"><text:span text:style-name="T1">Brainstorming</text:span></text:a></text:p>
          <text:p text:style-name="P7"><text:a xlink:type="simple" xlink:href="#_8imobfxxs9ou" text:style-name="Index_20_Link" text:visited-style-name="Index_20_Link"><text:span text:style-name="T1">TODO #9: Fault detection / tolerance / handling</text:span></text:a></text:p>
          <text:p text:style-name="P5"><text:a xlink:type="simple" xlink:href="#_c2wtkvca9lw7" text:style-name="Index_20_Link" text:visited-style-name="Index_20_Link"><text:span text:style-name="T1">Snippets</text:span></text:a></text:p>
          <text:p text:style-name="P7"><text:a xlink:type="simple" xlink:href="#_6fbt01vsp8p" text:style-name="Index_20_Link" text:visited-style-name="Index_20_Link"><text:span text:style-name="T1">On differentiating F-P from Spark</text:span></text:a></text:p>
          <text:p text:style-name="P7"><text:a xlink:type="simple" xlink:href="#_63qn0kh05vw5" text:style-name="Index_20_Link" text:visited-style-name="Index_20_Link"><text:span text:style-name="T1">On the benefits of peer-to-peer</text:span></text:a></text:p>
          <text:p text:style-name="P5"><text:a xlink:type="simple" xlink:href="#_9b7gy6p9z4jh" text:style-name="Index_20_Link" text:visited-style-name="Index_20_Link"><text:span text:style-name="T1">References</text:span></text:a></text:p>
        </text:index-body>
      </text:table-of-content>
      <text:p text:style-name="P1"/>
      <text:p text:style-name="P24"><text:bookmark text:name="_yh00ijh6ymx7"/>Administration</text:p>
      <text:p text:style-name="P26"><text:bookmark text:name="_k1jmye503yjs"/><text:span text:style-name="T3">Slack Channel</text:span></text:p>
      <text:p text:style-name="P1"><text:a xlink:type="simple" xlink:href="https://heather.slack.com/messages/general/" text:style-name="ListLabel_20_118" text:visited-style-name="ListLabel_20_118"><text:span text:style-name="T1">https://heather.slack.com/messages/general/</text:span></text:a></text:p>
      <text:p text:style-name="P26"><text:bookmark text:name="_9f7k4088rbaz"/><text:span text:style-name="T3">Target conferences</text:span></text:p>
      <text:list xml:id="list3613676959" text:style-name="WWNum11">
        <text:list-item>
          <text:p text:style-name="P8"><text:span text:style-name="T5">DBPL 2016 (2015 it's co-located with SPLASH), International Symposium on Database Programming Languages</text:span></text:p>
        </text:list-item>
        <text:list-item>
          <text:p text:style-name="P8">ECOOP 2016</text:p>
        </text:list-item>
        <text:list-item>
          <text:p text:style-name="P8">VLDB (?)</text:p>
        </text:list-item>
        <text:list-item>
          <text:p text:style-name="P8">Distributed systems conference</text:p>
        </text:list-item>
      </text:list>
      <text:p text:style-name="P25"><text:bookmark text:name="_t54dmucflsqa"/><text:soft-page-break/>TODOs</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p>
          </table:table-cell>
          <table:table-cell table:style-name="Table1.A1" office:value-type="string">
            <text:p text:style-name="P1">Create core project (see GitHub issue)</text:p>
            <text:p text:style-name="P1"/>
            <text:p text:style-name="P20"><text:span text:style-name="T8">Done</text:span>: <text:a xlink:type="simple" xlink:href="https://github.com/heathermiller/f-p/pull/23" text:style-name="ListLabel_20_118" text:visited-style-name="ListLabel_20_118"><text:span text:style-name="T1">https://github.com/heathermiller/f-p/pull/23</text:span></text:a> </text:p>
          </table:table-cell>
          <table:table-cell table:style-name="Table1.A1" office:value-type="string">
            <text:p text:style-name="P21">nm</text:p>
          </table:table-cell>
        </table:table-row>
        <table:table-row table:style-name="Table1.1">
          <table:table-cell table:style-name="Table1.A2" office:value-type="string">
            <text:p text:style-name="P1">1</text:p>
          </table:table-cell>
          <table:table-cell table:style-name="Table1.B2" office:value-type="string">
            <text:p text:style-name="P1">Find nice <text:span text:style-name="T9">RDD examples</text:span></text:p>
            <text:p text:style-name="P1"/>
            <text:p text:style-name="P1"><text:span text:style-name="T10">WIP</text:span>: Cf. <text:a xlink:type="simple" xlink:href="#_6fbt01vsp8p" text:style-name="ListLabel_20_118" text:visited-style-name="ListLabel_20_118"><text:span text:style-name="T1">On differentiating F-P from Spark</text:span></text:a></text:p>
          </table:table-cell>
          <table:table-cell table:style-name="Table1.C2" office:value-type="string">
            <text:p text:style-name="P21">nm</text:p>
          </table:table-cell>
        </table:table-row>
        <table:table-row table:style-name="Table1.1">
          <table:table-cell table:style-name="Table1.A3" office:value-type="string">
            <text:p text:style-name="P1">2</text:p>
          </table:table-cell>
          <table:table-cell table:style-name="Table1.B3" office:value-type="string">
            <text:p text:style-name="P1">F-P can do master/slave but also <text:span text:style-name="T9">peer-to-peer</text:span>. </text:p>
            <text:p text:style-name="P1"/>
            <text:p text:style-name="P1">Find a compelling application for peer-to-peer.</text:p>
            <text:p text:style-name="P1">Hint: Nodes A, B, C.</text:p>
            <text:p text:style-name="P1">Hint: Look at SOA</text:p>
            <text:p text:style-name="P1">Hint: Microservices</text:p>
          </table:table-cell>
          <table:table-cell table:style-name="Table1.C3" office:value-type="string">
            <text:p text:style-name="P21">nm</text:p>
          </table:table-cell>
        </table:table-row>
        <table:table-row table:style-name="Table1.1">
          <table:table-cell table:style-name="Table1.A4" office:value-type="string">
            <text:p text:style-name="P1">3</text:p>
          </table:table-cell>
          <table:table-cell table:style-name="Table1.B4" office:value-type="string">
            <text:p text:style-name="P1">Write a section on "<text:span text:style-name="T9">benefits of peer-to-peer</text:span>" and write down concrete example. Why is peer-to-peer worthwhile?</text:p>
          </table:table-cell>
          <table:table-cell table:style-name="Table1.C4" office:value-type="string">
            <text:p text:style-name="P21">hm</text:p>
          </table:table-cell>
        </table:table-row>
        <table:table-row table:style-name="Table1.1">
          <table:table-cell table:style-name="Table1.A5" office:value-type="string">
            <text:p text:style-name="P1">4</text:p>
          </table:table-cell>
          <table:table-cell table:style-name="Table1.B5" office:value-type="string">
            <text:p text:style-name="P1"><text:span text:style-name="T9">Implement RDDs</text:span> on top of F-P to show F-P generalizes the Spark programming model</text:p>
            <text:p text:style-name="P1"/>
            <text:list xml:id="list455582659" text:style-name="WWNum13">
              <text:list-item>
                <text:p text:style-name="P9">Compare with Spark RDDs (easiness, performance, …)</text:p>
              </text:list-item>
              <text:list-item>
                <text:p text:style-name="P9">Bonus: With the same fault-tolerance characteristics</text:p>
              </text:list-item>
            </text:list>
          </table:table-cell>
          <table:table-cell table:style-name="Table1.C5" office:value-type="string">
            <text:p text:style-name="P21"/>
          </table:table-cell>
        </table:table-row>
        <table:table-row table:style-name="Table1.1">
          <table:table-cell table:style-name="Table1.A6" office:value-type="string">
            <text:p text:style-name="P1">5</text:p>
          </table:table-cell>
          <table:table-cell table:style-name="Table1.B6" office:value-type="string">
            <text:p text:style-name="P1">Implement <text:span text:style-name="T9">flatMap</text:span></text:p>
            <text:p text:style-name="P3"/>
            <text:p text:style-name="P1">Prove <text:span text:style-name="T9">monad laws</text:span> for SiloRef (see Coursera "reactive" course)</text:p>
          </table:table-cell>
          <table:table-cell table:style-name="Table1.C6" office:value-type="string">
            <text:p text:style-name="P21">nm</text:p>
          </table:table-cell>
        </table:table-row>
        <table:table-row table:style-name="Table1.1">
          <table:table-cell table:style-name="Table1.A7" office:value-type="string">
            <text:p text:style-name="P1">6</text:p>
          </table:table-cell>
          <table:table-cell table:style-name="Table1.B7" office:value-type="string">
            <text:p text:style-name="P1">Implement application that shows <text:span text:style-name="T9">benefits of (type-)specialized data structures</text:span> within silos</text:p>
            <text:p text:style-name="P1"/>
            <text:p text:style-name="P1">Hint: Implement the same application/algorithm twice:</text:p>
            <text:list xml:id="list3106375434" text:style-name="WWNum12">
              <text:list-item>
                <text:p text:style-name="P10">on top of RDDs, </text:p>
              </text:list-item>
              <text:list-item>
                <text:p text:style-name="P10">directly on top of F-P</text:p>
              </text:list-item>
            </text:list>
            <text:p text:style-name="P1">Show benefits of F-P (e.g., benchmarking, ease of usage, … ).</text:p>
          </table:table-cell>
          <table:table-cell table:style-name="Table1.C7" office:value-type="string">
            <text:p text:style-name="P21"/>
          </table:table-cell>
        </table:table-row>
        <table:table-row table:style-name="Table1.1">
          <table:table-cell table:style-name="Table1.A8" office:value-type="string">
            <text:p text:style-name="P1">7</text:p>
          </table:table-cell>
          <table:table-cell table:style-name="Table1.B8" office:value-type="string">
            <text:p text:style-name="P1"><text:span text:style-name="T9">[Investigate]</text:span> Related work: look at <text:span text:style-name="T9">mbrace</text:span> in more detail: why is it so hyped in the F# world?</text:p>
          </table:table-cell>
          <table:table-cell table:style-name="Table1.C8" office:value-type="string">
            <text:p text:style-name="P21"/>
          </table:table-cell>
        </table:table-row>
        <table:table-row table:style-name="Table1.1">
          <table:table-cell table:style-name="Table1.A9" office:value-type="string">
            <text:p text:style-name="P1">8</text:p>
          </table:table-cell>
          <table:table-cell table:style-name="Table1.B9" office:value-type="string">
            <text:p text:style-name="P1"><text:span text:style-name="T9">Garbage collection</text:span>: management of silo memory</text:p>
            <text:p text:style-name="P1"/>
            <text:list xml:id="list1244655267" text:style-name="WWNum4">
              <text:list-item>
                <text:p text:style-name="P11">Silos (and their contained data) are not cleaned up.</text:p>
              </text:list-item>
              <text:list-item>
                <text:p text:style-name="P11">Cycles on SiloRef?! (SiloA → SiloB → SiloA)</text:p>
              </text:list-item>
            </text:list>
          </table:table-cell>
          <table:table-cell table:style-name="Table1.C9" office:value-type="string">
            <text:p text:style-name="P21"/>
          </table:table-cell>
        </table:table-row>
        <table:table-row table:style-name="Table1.1">
          <table:table-cell table:style-name="Table1.A10" office:value-type="string">
            <text:p text:style-name="P1">9</text:p>
          </table:table-cell>
          <table:table-cell table:style-name="Table1.B10" office:value-type="string">
            <text:p text:style-name="P1"><text:span text:style-name="T9">Fault detection / tolerance / handling</text:span></text:p>
            <text:p text:style-name="P3"/>
            <text:list xml:id="list3853777718" text:style-name="WWNum3">
              <text:list-item>
                <text:p text:style-name="P12">Failure detector overview:<text:line-break/><text:a xlink:type="simple" xlink:href="http://www.cs.yale.edu/homes/aspnes/pinewiki/FailureDetectors.html" text:style-name="ListLabel_20_118" text:visited-style-name="ListLabel_20_118"><text:span text:style-name="T1">http://www.cs.yale.edu/homes/aspnes/pinewiki/FailureDetectors.html</text:span></text:a></text:p>
              </text:list-item>
              <text:list-item>
                <text:p text:style-name="P12">Review Erlang fault detection</text:p>
              </text:list-item>
            </text:list>
            <text:list xml:id="list2500268387" text:style-name="WWNum1">
              <text:list-item>
                <text:p text:style-name="P13">Phi accrual fault detector (Akka)?</text:p>
              </text:list-item>
            </text:list>
            <text:list xml:id="list165918927" text:style-name="WWNum5">
              <text:list-item>
                <text:p text:style-name="P14">How does this related to <text:span text:style-name="T9">garbage collection</text:span> and Silo memory management?</text:p>
              </text:list-item>
            </text:list>
            <text:list xml:id="list1731409702" text:style-name="WWNum2">
              <text:list-item>
                <text:p text:style-name="P22">Spark-like caching?<text:tab/></text:p>
              </text:list-item>
            </text:list>
          </table:table-cell>
          <table:table-cell table:style-name="Table1.C10" office:value-type="string">
            <text:p text:style-name="P21"/>
          </table:table-cell>
        </table:table-row>
        <table:table-row table:style-name="Table1.1">
          <table:table-cell table:style-name="Table1.A11" office:value-type="string">
            <text:p text:style-name="P1">10</text:p>
          </table:table-cell>
          <table:table-cell table:style-name="Table1.B11" office:value-type="string">
            <text:p text:style-name="P1"><text:span text:style-name="T9">Semantics</text:span></text:p>
            <text:p text:style-name="P3"/>
            <text:list xml:id="list31724071941710" text:continue-list="list3853777718" text:style-name="WWNum3">
              <text:list-item>
                <text:p text:style-name="P12">Mechanization using PLT Redex (<text:a xlink:type="simple" xlink:href="http://redex.racket-lang.org/" text:style-name="ListLabel_20_118" text:visited-style-name="ListLabel_20_118"><text:span text:style-name="T1">http://redex.racket-lang.org/</text:span></text:a>)</text:p>
              </text:list-item>
            </text:list>
          </table:table-cell>
          <table:table-cell table:style-name="Table1.C11" office:value-type="string">
            <text:p text:style-name="P21"/>
          </table:table-cell>
        </table:table-row>
        <table:table-row table:style-name="Table1.1">
          <table:table-cell table:style-name="Table1.A12" office:value-type="string">
            <text:p text:style-name="P1">11</text:p>
          </table:table-cell>
          <table:table-cell table:style-name="Table1.B12" office:value-type="string">
            <text:p text:style-name="P1"><text:span text:style-name="T9">Empirical study</text:span> about absence of types in Spark</text:p>
            <text:p text:style-name="P1"/>
            <text:list xml:id="list38448246" text:style-name="WWNum10">
              <text:list-item>
                <text:p text:style-name="P15">methods that directly/indirectly do communication</text:p>
              </text:list-item>
            </text:list>
          </table:table-cell>
          <table:table-cell table:style-name="Table1.C12" office:value-type="string">
            <text:p text:style-name="P21"/>
          </table:table-cell>
        </table:table-row>
        <table:table-row table:style-name="Table1.1">
          <table:table-cell table:style-name="Table1.A13" office:value-type="string">
            <text:p text:style-name="P1">12</text:p>
          </table:table-cell>
          <table:table-cell table:style-name="Table1.B13" office:value-type="string">
            <text:p text:style-name="P1"><text:span text:style-name="T9">[Paper] </text:span>Literature review about other programming models and how were they presented</text:p>
          </table:table-cell>
          <table:table-cell table:style-name="Table1.C13" office:value-type="string">
            <text:p text:style-name="P21"/>
          </table:table-cell>
        </table:table-row>
        <table:table-row table:style-name="Table1.1">
          <table:table-cell table:style-name="Table1.A14" office:value-type="string">
            <text:p text:style-name="P1">13</text:p>
          </table:table-cell>
          <table:table-cell table:style-name="Table1.B14" office:value-type="string">
            <text:p text:style-name="P1"><text:span text:style-name="T9">[Paper] </text:span>Clarification</text:p>
            <text:list xml:id="list234454894" text:style-name="WWNum6">
              <text:list-item>
                <text:p text:style-name="P16">whole type argument: types better for communication; helps if we introduce types into the formalization; generality of the model</text:p>
              </text:list-item>
            </text:list>
          </table:table-cell>
          <table:table-cell table:style-name="Table1.C14" office:value-type="string">
            <text:p text:style-name="P21"/>
          </table:table-cell>
        </table:table-row>
        <table:table-row table:style-name="Table1.1">
          <table:table-cell table:style-name="Table1.A15" office:value-type="string">
            <text:p text:style-name="P1">14</text:p>
          </table:table-cell>
          <table:table-cell table:style-name="Table1.B15" office:value-type="string">
            <text:p text:style-name="P1"><text:span text:style-name="T9">[Investigate] </text:span><text:a xlink:type="simple" xlink:href="http://research.microsoft.com/en-us/projects/naiad/" text:style-name="ListLabel_20_118" text:visited-style-name="ListLabel_20_118"><text:span text:style-name="T1">Naiad</text:span></text:a></text:p>
          </table:table-cell>
          <table:table-cell table:style-name="Table1.C15" office:value-type="string">
            <text:p text:style-name="P21"/>
          </table:table-cell>
        </table:table-row>
      </table:table>
      <text:p text:style-name="P1"/>
      <text:p text:style-name="P1"/>
      <text:p text:style-name="P24"><text:bookmark text:name="_9lm9phyzhxbb"/>Brainstorming</text:p>
      <text:p text:style-name="P27"><text:bookmark text:name="_3a2w1zw9r03v"/>Contributions (so far)</text:p>
      <text:list xml:id="list339803590" text:style-name="WWNum9">
        <text:list-item>
          <text:p text:style-name="P17"><text:soft-page-break/>new programming model</text:p>
        </text:list-item>
        <text:list-item>
          <text:p text:style-name="P17">generality, typed communication, fault tolerance</text:p>
        </text:list-item>
      </text:list>
      <text:p text:style-name="P27"><text:bookmark text:name="_8imobfxxs9ou"/>TODO #9: <text:span text:style-name="T9">Fault detection / tolerance / handling</text:span></text:p>
      <text:p text:style-name="P1"/>
      <text:p text:style-name="P1">Specify fault handlers <text:span text:style-name="T5">for</text:span><text:span text:style-name="T11">as</text:span> subgraphs of computation DAGs<text:line-break/>(cf. Erlang’s remote error handling constructs)<text:line-break/></text:p>
      <text:p text:style-name="P1">Maybe we can incorporate Erlang’s remote error handling by unification, i.e., consider error handlers analog to Silo references. So actually we’d have a computation DAG and linked error handling DAGs; an alternative idea is to unify errors and computations, in terms of both are “computations”, then “distributed computation” shines in a broader light (e.g. worker nodes and error handler nodes)</text:p>
      <text:p text:style-name="P1"/>
      <text:p text:style-name="P27"><text:bookmark text:name="_setovnnc7cr1"/>Put more structure to Silos and SiloRefs</text:p>
      <text:p text:style-name="P1"/>
      <text:p text:style-name="P1">As to [ACD2], one question for us to consider is: should we look into adding more structure to Silos and SiloRefs to improve querying them?</text:p>
      <text:p text:style-name="P1"/>
      <text:p text:style-name="P1">DataFrames essentially add columns compared to RDDs, but this is already enough to do things much more optimally (as far as I understand each column has a name and a type).</text:p>
      <text:p text:style-name="P1"/>
      <text:p text:style-name="P1">Databricks themselves seem to be moving away from RDDs, so it’s interesting to see where they’re going.</text:p>
      <text:p text:style-name="P1"/>
      <text:p text:style-name="P1">Also, this builder API they have for reading from/writing to DataFrames seems related to Pickling’s PBuilder/PReader. Perhaps there are some good ideas we could adopt? Just thinking because F-P embraces Pickling...</text:p>
      <text:p text:style-name="P1"/>
      <text:p text:style-name="P24"><text:bookmark text:name="_c2wtkvca9lw7"/>Snippets</text:p>
      <text:p text:style-name="P28"><text:bookmark text:name="_6fbt01vsp8p"/>On differentiating F-P from Spark</text:p>
      <text:p text:style-name="P1">A programming model is an abstraction of the underlying computer system that allows for the expression of both algorithms and data structures. The MapReduce programming model abstracts over foldable data structures containing values whose type form a monoid. The Spark Core programming model generalizes this abstraction through to resilient, distributed datasets (RDDs) to efficiently support more types of computations. For example, &lt;<text:span text:style-name="T13">give an example of a computation not (all or at least not straightforward) feasible with MapReduce</text:span>&gt;. <text:s/>Our F-P programming model, in turn, generalizes the Spark Core programming model by featuring <text:span text:style-name="T11">arbitrary data structures</text:span> forming a monad. With respect to Spark, one either has to provide a mapping onto RDDs or modify the guts of Spark to add a new type. <office:annotation office:name="__Annotation__287_2703976561"><dc:creator>Normen Müller</dc:creator><dc:date>2015-08-03T07:41:09</dc:date><text:p><text:span text:style-name="T15">superfluous?</text:span></text:p></office:annotation>The former complicates matters and thus decreases manageability. The latter contradicts common black-box usage of libraries.<office:annotation-end office:name="__Annotation__287_2703976561"/></text:p>
      <text:p text:style-name="P1"/>
      <text:p text:style-name="P1"><text:soft-page-break/>In addition to on differentiating on the data structures, there is also a considerable difference on the persistent layer: Spark can create distributed datasets from any storage systems, <office:annotation office:name="__Annotation__292_2703976561"><dc:creator>Normen Müller</dc:creator><dc:date>2015-08-04T17:10:34</dc:date><text:p><text:span text:style-name="T15">Investigate! Is there only support for storage systems implementing the Hadoop API?</text:span></text:p></office:annotation>but requires the Hadoop API to be implemented<office:annotation-end office:name="__Annotation__292_2703976561"/>. F-P Silos are agnostic to specialized storage system APIs.</text:p>
      <text:p text:style-name="P1"/>
      <text:p text:style-name="P1"><text:span text:style-name="T14">TODO:</text:span></text:p>
      <text:list xml:id="list1956745371" text:style-name="WWNum7">
        <text:list-item>
          <text:p text:style-name="P18">to efficiently support data-centric distributed systems via the composition of immutable, persistent data structures, monadic higher-order functions, strong static typing, and lazy evaluation, all backed up via performant picklers and spores.</text:p>
        </text:list-item>
      </text:list>
      <text:list xml:id="list81775493" text:style-name="WWNum8">
        <text:list-item>
          <text:p text:style-name="P19">Spark under the hood is hopelessly untyped.</text:p>
        </text:list-item>
      </text:list>
      <text:p text:style-name="P27"><text:bookmark text:name="_63qn0kh05vw5"/>On the benefits of peer-to-peer</text:p>
      <text:p text:style-name="P1">In general, as explained at [1], every Spark application consists of a driver program that launches various parallel operations on a cluster. The <text:span text:style-name="T11">driver</text:span> program contains the application’s main function, defines distributed datasets on the cluster, and then applies operations to them. To run those operations, a driver program typically manages a number of nodes called <text:span text:style-name="T11">executors</text:span>. Functions, passed to those operators to run them on the cluster, are picked up by Spark automatically and shipped to the executor nodes. </text:p>
      <text:p text:style-name="P1"/>
      <text:p text:style-name="P1">A typical scenario illustrating the benefits of such an architecture is XXX </text:p>
      <text:p text:style-name="P1"/>
      <text:p text:style-name="P1">Now, assume …</text:p>
      <text:p text:style-name="P1"/>
      <text:p text:style-name="P23"/>
      <text:p text:style-name="P1"/>
      <text:p text:style-name="P24"><text:bookmark text:name="_zdnq2zo1sf1m"/>Accompanying Data </text:p>
      <text:p text:style-name="P1">[ACD1]</text:p>
      <text:p text:style-name="P1">Blog post on serializing lambdas in Java<text:line-break/><text:a xlink:type="simple" xlink:href="http://vanillajava.blogspot.ie/2015/07/how-and-why-to-serialialize-lambdas.html" text:style-name="ListLabel_20_119" text:visited-style-name="ListLabel_20_119"><text:span text:style-name="T2">http://vanillajava.blogspot.ie/2015/07/how-and-why-to-serialialize-lambdas.html</text:span></text:a><text:line-break/>It’s about ways to do it in Java. Haven’t looked at it in detail, yet. But could be useful to be aware of.</text:p>
      <text:p text:style-name="P1"/>
      <text:p text:style-name="P1">[ACD2]</text:p>
      <text:p text:style-name="P1">Michael Armbrust’s talk on DataFrames<text:line-break/>It’s about doing stuff more efficiently and with more optimization opportunities compared to RDDs:<text:span text:style-name="T12"><text:line-break/></text:span><text:a xlink:type="simple" xlink:href="https://www.youtube.com/watch?v=xWkJCUcD55w" text:style-name="ListLabel_20_119" text:visited-style-name="ListLabel_20_119"><text:span text:style-name="T2">https://www.youtube.com/watch?v=xWkJCUcD55w</text:span></text:a></text:p>
      <text:p text:style-name="P1"><text:a xlink:type="simple" xlink:href="https://www.youtube.com/watch?v=xWkJCUcD55w" text:style-name="ListLabel_20_119" text:visited-style-name="ListLabel_20_119"><text:span text:style-name="T12"/></text:a></text:p>
      <text:p text:style-name="P1"/>
      <text:p text:style-name="P24"><text:bookmark text:name="_9b7gy6p9z4jh"/>References</text:p>
      <text:p text:style-name="P1">[1] <text:a xlink:type="simple" xlink:href="http://spark.apache.org/docs/latest/programming-guide.html" text:style-name="ListLabel_20_118" text:visited-style-name="ListLabel_20_118"><text:span text:style-name="T1">http://spark.apache.org/docs/latest/programming-guide.html</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text-properties fo:color="#1155cc" fo:font-size="10pt" style:text-underline-style="solid" style:text-underline-width="auto" style:text-underline-color="font-color" style:font-size-asian="10pt" style:font-size-complex="10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padding="0in" fo:border="non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108" meta:word-count="948" meta:character-count="6349" meta:non-whitespace-character-count="5521"/>
    <meta:generator>LibreOfficeDev/6.0.5.2$Linux_X86_64 LibreOffice_project/</meta:generator>
  </office:meta>
</office:document-meta>
</file>